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12.418cm" fo:min-width="24.17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10.162cm" fo:min-width="12.95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10.498cm" fo:min-width="6.82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cm" fo:min-width="4.869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01cm" fo:min-width="4.869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01cm" fo:min-width="4.867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cm" fo:min-width="4.867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 draw:opacity="100%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162cm" svg:height="14.154cm" svg:x="1.016cm" svg:y="1.0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699cm" svg:height="11.656cm" svg:x="2.191cm" svg:y="2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232cm" svg:height="11.656cm" svg:x="17.771cm" svg:y="2.474cm">
          <text:p text:style-name="P2">GbPh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81cm" svg:height="4.162cm" svg:x="10.127cm" svg:y="9.135cm">
          <text:p text:style-name="P2">Tera10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881cm" svg:height="4.163cm" svg:x="10.127cm" svg:y="3.584cm">
          <text:p text:style-name="P2">Hardware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879cm" svg:height="4.163cm" svg:x="3.074cm" svg:y="3.584cm">
          <text:p text:style-name="P2">Tera10</text:p>
          <text:p text:style-name="P2">I/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5.879cm" svg:height="4.162cm" svg:x="3.074cm" svg:y="9.135cm">
          <text:p text:style-name="P2">LCD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5.291cm" svg:height="1.051cm" svg:x="4.544cm" svg:y="0.254cm">
          <draw:text-box>
            <text:p>KC705 Tera10</text:p>
          </draw:text-box>
        </draw:frame>
        <draw:frame draw:style-name="gr8" draw:text-style-name="P4" draw:layer="layout" svg:width="7.642cm" svg:height="1.051cm" svg:x="4.544cm" svg:y="1.642cm">
          <draw:text-box>
            <text:p>Command Processor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6.2$Windows_X86_64 LibreOffice_project/2196df99b074d8a661f4036fca8fa0cbfa33a497</meta:generator>
    <dc:date>2021-07-14T12:13:58.279000000</dc:date>
    <meta:editing-duration>PT4M17S</meta:editing-duration>
    <meta:editing-cycles>2</meta:editing-cycles>
    <meta:document-statistic meta:object-count="32"/>
  </office:meta>
</office:document-meta>
</file>